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48945"/>
    </style:style>
    <style:style style:name="P2" style:family="paragraph" style:parent-style-name="Standard">
      <style:paragraph-properties fo:margin-top="0cm" fo:margin-bottom="0cm" loext:contextual-spacing="false" fo:line-height="100%" fo:orphans="0" fo:widows="0" style:text-autospace="none" style:writing-mode="lr-tb"/>
      <style:text-properties style:font-name="Arial" fo:font-size="11pt" officeooo:paragraph-rsid="00048945" style:font-size-asian="11pt" style:font-size-complex="11pt"/>
    </style:style>
    <style:style style:name="P3" style:family="paragraph" style:parent-style-name="UrbanBody">
      <style:text-properties style:font-name="Arial" fo:font-size="11pt" officeooo:paragraph-rsid="00048945" style:font-size-asian="11pt" style:font-size-complex="11pt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top="0.176cm" fo:margin-bottom="0.176cm" loext:contextual-spacing="false" fo:text-align="start" style:justify-single-word="false" fo:orphans="2" fo:widows="2" fo:hyphenation-ladder-count="no-limit" fo:break-before="page" style:text-autospace="ideograph-alpha"/>
      <style:text-properties style:font-name="Arial" fo:font-size="13pt" style:text-underline-style="solid" style:text-underline-width="auto" style:text-underline-color="font-color" fo:font-weight="bold" officeooo:paragraph-rsid="00048945" style:font-size-asian="13pt" style:font-weight-asian="bold" style:font-name-complex="Arial" style:font-size-complex="13pt" style:font-weight-complex="bold" fo:hyphenate="true" fo:hyphenation-remain-char-count="2" fo:hyphenation-push-char-count="2"/>
    </style:style>
    <style:style style:name="P6" style:family="paragraph" style:parent-style-name="Text_20_body">
      <style:paragraph-properties fo:margin-top="0.176cm" fo:margin-bottom="0.176cm" loext:contextual-spacing="false" fo:text-align="center" style:justify-single-word="false" fo:orphans="2" fo:widows="2" fo:hyphenation-ladder-count="no-limit" style:text-autospace="ideograph-alpha"/>
      <style:text-properties style:font-name="Arial" fo:font-size="13pt" style:text-underline-style="solid" style:text-underline-width="auto" style:text-underline-color="font-color" fo:font-weight="bold" officeooo:paragraph-rsid="00048945" style:font-size-asian="13pt" style:font-weight-asian="bold" style:font-name-complex="Arial" style:font-size-complex="13pt" style:font-weight-complex="bold" fo:hyphenate="true" fo:hyphenation-remain-char-count="2" fo:hyphenation-push-char-count="2"/>
    </style:style>
    <style:style style:name="P7" style:family="paragraph" style:parent-style-name="Text_20_body">
      <style:paragraph-properties fo:margin-top="0.176cm" fo:margin-bottom="0.176cm" loext:contextual-spacing="false" fo:text-align="center" style:justify-single-word="false" fo:orphans="2" fo:widows="2" fo:hyphenation-ladder-count="no-limit" style:text-autospace="ideograph-alpha"/>
      <style:text-properties style:font-name="Arial" fo:font-size="11pt" fo:font-weight="bold" officeooo:paragraph-rsid="00048945" style:font-size-asian="11pt" style:font-weight-asian="bold" style:font-name-complex="Arial" style:font-size-complex="11pt" style:font-weight-complex="bold" fo:hyphenate="true" fo:hyphenation-remain-char-count="2" fo:hyphenation-push-char-count="2"/>
    </style:style>
    <style:style style:name="P8" style:family="paragraph" style:parent-style-name="Text_20_body">
      <style:paragraph-properties fo:margin-top="0.176cm" fo:margin-bottom="0.176cm" loext:contextual-spacing="false" fo:text-align="center" style:justify-single-word="false" fo:orphans="2" fo:widows="2" fo:hyphenation-ladder-count="no-limit" style:text-autospace="ideograph-alpha"/>
      <style:text-properties style:font-name="Arial" fo:font-size="11pt" officeooo:paragraph-rsid="00048945" style:font-size-asian="11pt" style:font-name-complex="Arial" style:font-size-complex="11pt" fo:hyphenate="true" fo:hyphenation-remain-char-count="2" fo:hyphenation-push-char-count="2"/>
    </style:style>
    <style:style style:name="P9" style:family="paragraph" style:parent-style-name="Text_20_body">
      <style:paragraph-properties fo:margin-top="0.176cm" fo:margin-bottom="0.176cm" loext:contextual-spacing="false" fo:text-align="start" style:justify-single-word="false" fo:orphans="2" fo:widows="2" fo:hyphenation-ladder-count="no-limit" style:text-autospace="ideograph-alpha"/>
      <style:text-properties style:font-name="Arial" fo:font-size="11pt" officeooo:paragraph-rsid="00048945" style:font-size-asian="11pt" style:font-size-complex="11pt" fo:hyphenate="true" fo:hyphenation-remain-char-count="2" fo:hyphenation-push-char-count="2"/>
    </style:style>
    <style:style style:name="P10" style:family="paragraph" style:parent-style-name="Text_20_body">
      <style:paragraph-properties fo:margin-top="0.176cm" fo:margin-bottom="0.176cm" loext:contextual-spacing="false" fo:text-align="start" style:justify-single-word="false" fo:orphans="2" fo:widows="2" fo:hyphenation-ladder-count="no-limit" style:text-autospace="ideograph-alpha"/>
      <style:text-properties fo:color="#800000" style:font-name="Arial" fo:font-size="11pt" fo:font-weight="bold" officeooo:rsid="00054dd8" officeooo:paragraph-rsid="00054dd8" fo:background-color="#ffff00" style:font-size-asian="11pt" style:font-weight-asian="bold" style:font-name-complex="Arial" style:font-size-complex="11pt" style:font-weight-complex="bold" fo:hyphenate="true" fo:hyphenation-remain-char-count="2" fo:hyphenation-push-char-count="2"/>
    </style:style>
    <style:style style:name="P11" style:family="paragraph" style:parent-style-name="Text_20_body">
      <style:paragraph-properties fo:margin-top="0cm" fo:margin-bottom="0.499cm" loext:contextual-spacing="false"/>
      <style:text-properties style:font-name="Arial" fo:font-size="11pt" officeooo:paragraph-rsid="00048945" style:font-size-asian="11pt" style:font-size-complex="11pt"/>
    </style:style>
    <style:style style:name="P12" style:family="paragraph" style:parent-style-name="Text_20_body">
      <style:paragraph-properties fo:margin-top="0cm" fo:margin-bottom="0.499cm" loext:contextual-spacing="false"/>
      <style:text-properties style:font-name="Arial" fo:font-size="11pt" officeooo:paragraph-rsid="00085cb5" style:font-size-asian="11pt" style:font-size-complex="11pt"/>
    </style:style>
    <style:style style:name="P13" style:family="paragraph" style:parent-style-name="Text_20_body">
      <style:paragraph-properties fo:margin-top="0cm" fo:margin-bottom="0.499cm" loext:contextual-spacing="false"/>
      <style:text-properties officeooo:paragraph-rsid="00048945"/>
    </style:style>
    <style:style style:name="P14" style:family="paragraph" style:parent-style-name="Text_20_body">
      <style:paragraph-properties fo:margin-left="0cm" fo:margin-right="0cm" fo:margin-top="0cm" fo:margin-bottom="0cm" loext:contextual-spacing="false" style:line-height-at-least="0.353cm" fo:text-align="justify" style:justify-single-word="false" fo:orphans="0" fo:widows="0" fo:text-indent="0cm" style:auto-text-indent="false" style:text-autospace="none" style:writing-mode="lr-tb"/>
      <style:text-properties style:font-name="Arial" fo:font-size="11pt" officeooo:paragraph-rsid="00048945" style:font-size-asian="11pt" style:font-name-complex="Arial" style:font-size-complex="11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size-complex="11pt"/>
    </style:style>
    <style:style style:name="T2" style:family="text">
      <style:text-properties fo:background-color="transparent" loext:char-shading-value="0"/>
    </style:style>
    <style:style style:name="T3" style:family="text">
      <style:text-properties style:use-window-font-color="true" fo:language="fr" fo:country="FR" fo:font-weight="normal" style:font-name-asian="Times New Roman" style:language-asian="zh" style:country-asian="CN" style:font-weight-asian="normal" style:font-name-complex="Arial" style:language-complex="ar" style:country-complex="SA" style:font-weight-complex="normal"/>
    </style:style>
    <style:style style:name="T4" style:family="text">
      <style:text-properties style:text-underline-style="none" fo:font-weight="normal" style:font-weight-asian="normal" style:font-name-complex="Times New Roman1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officeooo:rsid="000c01df" style:font-size-asian="11pt" style:font-size-complex="11pt"/>
    </style:style>
    <style:style style:name="T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8" style:family="text">
      <style:text-properties style:font-name="Arial" fo:font-size="11pt" style:text-underline-style="none" fo:font-weight="normal" style:font-size-asian="11pt" style:font-weight-asian="normal" style:font-name-complex="Times New Roman1" style:font-size-complex="11pt" style:font-weight-complex="normal"/>
    </style:style>
    <style:style style:name="T9" style:family="text">
      <style:text-properties style:font-name="Arial" fo:font-size="11pt" fo:background-color="transparent" loext:char-shading-value="0" style:font-size-asian="11pt" style:font-size-complex="11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800000" officeooo:rsid="00086c8f" fo:background-color="#ffff00" loext:char-shading-value="0"/>
    </style:style>
    <style:style style:name="T13" style:family="text">
      <style:text-properties fo:color="#800000" officeooo:rsid="000a4cad" fo:background-color="#ffff00" loext:char-shading-value="0"/>
    </style:style>
    <style:style style:name="T14" style:family="text">
      <style:text-properties fo:color="#800000" style:font-name="Arial" fo:font-size="11pt" officeooo:rsid="00054dd8" fo:background-color="#ffff00" loext:char-shading-value="0" style:font-size-asian="11pt" style:font-size-complex="11pt"/>
    </style:style>
    <style:style style:name="T15" style:family="text">
      <style:text-properties officeooo:rsid="00362119" style:font-name-complex="Arial"/>
    </style:style>
    <style:style style:name="T16" style:family="text">
      <style:text-properties officeooo:rsid="00086c8f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Cadre3" text:anchor-type="paragraph" svg:x="0cm" svg:y="0cm" svg:width="4.293cm" draw:z-index="0"><draw:text-box fo:min-height="4.556cm"><text:p text:style-name="P4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11">Import depuis header.odt</text:span></text:p></draw:text-box></draw:frame></text:p>
      <text:p text:style-name="P6"/>
      <text:p text:style-name="P6">COLLEGE COMMUNAL</text:p>
      <text:p text:style-name="P7">SEANCE DU <text:span text:style-name="T2"><text:text-input text:description="Evénement-Date de la décision">self.toLocalizedTime(urbanEventObj.decisionDate,long_format=False)</text:text-input></text:span></text:p>
      <text:p text:style-name="P8"/>
      <text:p text:style-name="P8"/>
      <text:p text:style-name="P10">INSERER ICI ASSEMBLEE DE LA DELIBE</text:p>
      <text:p text:style-name="P9"/>
      <text:p text:style-name="P2"><text:span text:style-name="Strong_20_Emphasis"><text:span text:style-name="T3">Vu la demande de </text:span></text:span><text:span text:style-name="Strong_20_Emphasis"><text:span text:style-name="T3"><text:text-input text:description="Demandeurs">self.getApplicantsSignaletic()</text:text-input></text:span></text:span><text:span text:style-name="Strong_20_Emphasis"><text:span text:style-name="T3">, </text:span></text:span></text:p>
      <text:p text:style-name="P11">Vu l'article D. IV.72 du Code du Développement Territorial ;</text:p>
      <text:p text:style-name="P13"><text:span text:style-name="T5">Vu le plan de Monsieur </text:span><text:span text:style-name="T14">GEOMETRE COMMUNAL</text:span>, <text:span text:style-name="T5">géomètre-expert, reçu le </text:span><text:span text:style-name="T9"><text:s/></text:span><text:span text:style-name="T9"><text:text-input text:description="">event_view.display_date('receiptDate')</text:text-input></text:span><text:span text:style-name="T5"> par la Commune </text:span><text:span text:style-name="T6"><text:text-input text:description="">tool.getCityName(prefixed=True)</text:text-input></text:span><text:span text:style-name="T5">, reprenant un bâtiment à construire, </text:span><text:span text:style-name="T5"><text:text-input text:description="Situation des travaux">self.getWorkLocationSignaletic()</text:text-input></text:span><text:span text:style-name="T5"> ;</text:span></text:p>
      <text:p text:style-name="P11">Vu que les chaises ont été placées, reprenant les angles de la construction et des références de niveau ;</text:p>
      <text:p text:style-name="P11">Vu que ces informations sont conformes au permis octroyé le <text:text-input text:description="Evénement-Date de la décision">self.toLocalizedTime(urbanEventObj.decisionDate,long_format=False)</text:text-input>.;</text:p>
      <text:p text:style-name="P12">Vu le rapport du <text:span text:style-name="T13">DATE</text:span> par lequel <text:span text:style-name="T15"><text:text-input text:description="">self.getFoldermanagers()[0].getName1()</text:text-input></text:span><text:span text:style-name="T15"> </text:span><text:span text:style-name="T15"><text:text-input text:description="">self.getFoldermanagers()[0].getName2()</text:text-input></text:span>, <text:span text:style-name="T16">délégué de la commune</text:span>, atteste que l’implantation ainsi matérialisée peut être considérée comme conforme au permis <text:span text:style-name="T4"><text:text-input text:description="">self.getReference()</text:text-input></text:span><text:span text:style-name="T4"> </text:span>octroyé le <text:text-input text:description="Evénement-Date de la décision">self.toLocalizedTime(urbanEventObj.decisionDate,long_format=False)</text:text-input>;</text:p>
      <text:p text:style-name="P11">Considérant le plan dressé par le géomètre <text:span text:style-name="T12">GEOMETRE COMMUNAL</text:span>, daté du <text:span text:style-name="T12">DATE</text:span><text:span text:style-name="T16"> </text:span>et fourni le <text:span text:style-name="T2"><text:text-input text:description="">event_view.display_date('receiptDate')</text:text-input></text:span>;</text:p>
      <text:p text:style-name="P13"><text:span text:style-name="Strong_20_Emphasis"><text:span text:style-name="T5">DECIDE </text:span></text:span><text:span text:style-name="T5">unanimement de déclarer l’implantation ainsi matérialisée comme </text:span><text:span text:style-name="T7">conforme </text:span><text:span text:style-name="T5">au permis </text:span><text:span text:style-name="T8"><text:text-input text:description="">self.getReference()</text:text-input></text:span><text:span text:style-name="T8"> </text:span><text:span text:style-name="T5">octroyé le </text:span><text:span text:style-name="T5"><text:text-input text:description="Evénement-Date de la décision">self.toLocalizedTime(urbanEventObj.decisionDate,long_format=False)</text:text-input></text:span><text:span text:style-name="T5">.</text:span></text:p>
      <text:p text:style-name="P14"/>
      <text:p text:style-name="P3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0">Import depuis signatures.odt</text:span></text:p>
      <text:p text:style-name="P1"><text:span text:style-name="Police_20_par_20_défau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2" fo:hyphenation-push-char-count="2"/>
    </style:style>
    <style:style style:name="UrbanTitle3" style:family="paragraph" style:parent-style-name="UrbanTitle">
      <style:paragraph-properties fo:text-align="start" style:justify-single-word="false" fo:hyphenation-ladder-count="no-limit"/>
      <style:text-properties fo:font-size="12pt" style:text-underline-style="none" style:font-size-asian="12pt" fo:hyphenate="false" fo:hyphenation-remain-char-count="2" fo:hyphenation-push-char-count="2"/>
    </style:style>
    <style:style style:name="UrbanBody" style:family="paragraph" style:parent-style-name="UrbanTitle3">
      <style:paragraph-properties fo:hyphenation-ladder-count="no-limit"/>
      <style:text-properties fo:font-size="11pt" fo:font-weight="normal" style:font-size-asian="11pt" style:font-weight-asian="normal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style:font-name="Arial" fo:font-family="Arial" style:font-family-generic="swiss" style:font-pitch="variable" fo:font-size="11pt" style:font-size-asian="11pt" fo:hyphenate="false" fo:hyphenation-remain-char-count="2" fo:hyphenation-push-char-count="2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6-13T15:33:07.627037104</meta:creation-date>
    <dc:date>2018-06-13T16:16:54.282736666</dc:date>
    <dc:creator>bleybaert</dc:creator>
    <meta:editing-duration>PT37M44S</meta:editing-duration>
    <meta:editing-cycles>7</meta:editing-cycles>
    <meta:generator>LibreOffice/5.1.6.2$Linux_X86_64 LibreOffice_project/07ac168c60a517dba0f0d7bc7540f5afa45f0909</meta:generator>
    <meta:document-statistic meta:table-count="0" meta:image-count="0" meta:object-count="0" meta:page-count="1" meta:paragraph-count="13" meta:word-count="177" meta:character-count="1411" meta:non-whitespace-character-count="1278"/>
  </office:meta>
</office:document-meta>
</file>